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173c" officeooo:paragraph-rsid="0006ca3c"/>
    </style:style>
    <style:style style:name="P2" style:family="paragraph" style:parent-style-name="Standard">
      <style:text-properties officeooo:paragraph-rsid="0006ca3c"/>
    </style:style>
    <style:style style:name="P3" style:family="paragraph" style:parent-style-name="Standard">
      <style:text-properties officeooo:rsid="000c4c20" officeooo:paragraph-rsid="000c4c20"/>
    </style:style>
    <style:style style:name="P4" style:family="paragraph" style:parent-style-name="Standard">
      <style:text-properties fo:font-size="6pt" officeooo:rsid="000c4c20" officeooo:paragraph-rsid="000c4c20" style:font-size-asian="6pt" style:font-size-complex="6pt"/>
    </style:style>
    <style:style style:name="P5" style:family="paragraph" style:parent-style-name="Standard">
      <style:text-properties fo:font-size="12pt" officeooo:rsid="00133f6b" officeooo:paragraph-rsid="00133f6b" style:font-size-asian="10.5pt" style:font-size-complex="12pt"/>
    </style:style>
    <style:style style:name="P6" style:family="paragraph" style:parent-style-name="Standard">
      <style:text-properties fo:font-size="12pt" officeooo:rsid="0015263b" officeooo:paragraph-rsid="0015263b" style:font-size-asian="10.5pt" style:font-size-complex="12pt"/>
    </style:style>
    <style:style style:name="P7" style:family="paragraph" style:parent-style-name="Standard">
      <style:text-properties fo:font-size="12pt" officeooo:rsid="0016f23e" officeooo:paragraph-rsid="0016f23e" style:font-size-asian="10.5pt" style:font-size-complex="12pt"/>
    </style:style>
    <style:style style:name="P8" style:family="paragraph" style:parent-style-name="Standard">
      <style:text-properties fo:font-size="12pt" officeooo:rsid="001b3f1b" officeooo:paragraph-rsid="001b3f1b" style:font-size-asian="10.5pt" style:font-size-complex="12pt"/>
    </style:style>
    <style:style style:name="P9" style:family="paragraph" style:parent-style-name="Standard">
      <style:text-properties fo:font-size="12pt" officeooo:rsid="001d0368" officeooo:paragraph-rsid="001d0368" style:font-size-asian="10.5pt" style:font-size-complex="12pt"/>
    </style:style>
    <style:style style:name="P10" style:family="paragraph" style:parent-style-name="Standard">
      <style:text-properties officeooo:rsid="0018a22d" officeooo:paragraph-rsid="0018a22d"/>
    </style:style>
    <style:style style:name="P11" style:family="paragraph" style:parent-style-name="Standard">
      <style:text-properties officeooo:rsid="00199aad" officeooo:paragraph-rsid="00199aad"/>
    </style:style>
    <style:style style:name="P12" style:family="paragraph" style:parent-style-name="Standard">
      <style:text-properties officeooo:paragraph-rsid="00199aad"/>
    </style:style>
    <style:style style:name="P13" style:family="paragraph" style:parent-style-name="Standard">
      <style:text-properties officeooo:rsid="000c4c20" officeooo:paragraph-rsid="000c4c20"/>
    </style:style>
    <style:style style:name="P14" style:family="paragraph" style:parent-style-name="Standard">
      <style:text-properties fo:font-size="12pt" officeooo:rsid="00133f6b" officeooo:paragraph-rsid="00133f6b" style:font-size-asian="10.5pt" style:font-size-complex="12pt"/>
    </style:style>
    <style:style style:name="P15" style:family="paragraph" style:parent-style-name="Standard">
      <style:text-properties fo:font-size="12pt" officeooo:rsid="001d0368" officeooo:paragraph-rsid="001d0368" style:font-size-asian="10.5pt" style:font-size-complex="12pt"/>
    </style:style>
    <style:style style:name="T1" style:family="text">
      <style:text-properties officeooo:rsid="0006efff"/>
    </style:style>
    <style:style style:name="T2" style:family="text">
      <style:text-properties officeooo:rsid="0007be79"/>
    </style:style>
    <style:style style:name="T3" style:family="text">
      <style:text-properties officeooo:rsid="00089033"/>
    </style:style>
    <style:style style:name="T4" style:family="text">
      <style:text-properties officeooo:rsid="0009aa3c"/>
    </style:style>
    <style:style style:name="T5" style:family="text">
      <style:text-properties officeooo:rsid="0015263b"/>
    </style:style>
    <style:style style:name="T6" style:family="text">
      <style:text-properties officeooo:rsid="00199aad"/>
    </style:style>
    <style:style style:name="T7" style:family="text">
      <style:text-properties officeooo:rsid="001f058c"/>
    </style:style>
    <style:style style:name="T8" style:family="text">
      <style:text-properties officeooo:rsid="0020f3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znamky terminal - </text:p>
      <text:p text:style-name="P1"><text:tab/>ls – list directories/files</text:p>
      <text:p text:style-name="P1"><text:tab/>cd – change directory</text:p>
      <text:p text:style-name="P1"><text:tab/>npx <text:a xlink:type="simple" xlink:href="mailto:create-next-app@latest" text:style-name="Internet_20_link" text:visited-style-name="Visited_20_Internet_20_Link">create-next-app@latest</text:a> – next js</text:p>
      <text:p text:style-name="P1"><text:tab/><text:span text:style-name="T1">npm run dev – </text:span><text:span text:style-name="T3">zapnes local server</text:span></text:p>
      <text:p text:style-name="P1"><text:tab/><text:span text:style-name="T2">npm – no package manager</text:span></text:p>
      <text:p text:style-name="P2"><text:tab/><text:span text:style-name="T4">npm run build – spravy build (release build)</text:span></text:p>
      <text:p text:style-name="P2"><text:tab/><text:span text:style-name="T4">npm run start – zapne spraveny build</text:span></text:p>
      <text:p text:style-name="P2"/>
      <text:p text:style-name="P11">Poznamky git commandy -</text:p>
      <text:p text:style-name="P10"><text:tab/>git init - spravy git</text:p>
      <text:p text:style-name="P11"><text:tab/>git branch -m main </text:p>
      <text:p text:style-name="P12"><text:tab/><text:span text:style-name="T6">git config –global user.name „(meno moje)“ – spoji meno</text:span></text:p>
      <text:p text:style-name="P12"><text:tab/><text:span text:style-name="T6">git config –global user.email „(moj mail)“ – spoji mail</text:span></text:p>
      <text:p text:style-name="P12"><text:tab/><text:span text:style-name="T6">git remote add origin (git hub project link) – spoji github a projekt</text:span></text:p>
      <text:p text:style-name="P12"><text:tab/><text:span text:style-name="T6">git remote -v – vypise githun link</text:span></text:p>
      <text:p text:style-name="P12"><text:tab/><text:span text:style-name="T6">git add . – prida projekt na github</text:span></text:p>
      <text:p text:style-name="P2"><text:tab/></text:p>
      <text:p text:style-name="P3">Poznamky tsx -</text:p>
      <text:p text:style-name="P3"><text:tab/>Container cca = &lt;div&gt;</text:p>
      <text:p text:style-name="P3"><text:tab/>Typography cca = &lt;p&gt;</text:p>
      <text:p text:style-name="P4"/>
      <text:p text:style-name="P4"/>
      <text:p text:style-name="P5">Poznamky next js - </text:p>
      <text:p text:style-name="P5"><text:tab/>page <text:s/>- stranka ktoru loaduje</text:p>
      <text:p text:style-name="P5"><text:tab/>not-found – custom not found 404 stranka</text:p>
      <text:p text:style-name="P5"><text:tab/>priecinky ktore su v () su ako keby neviditelne a len pre teba, nepouziva ich program</text:p>
      <text:p text:style-name="P5"><text:tab/><text:span text:style-name="T7">priecinky ktore su v [] s</text:span><text:span text:style-name="T8">u premene</text:span></text:p>
      <text:p text:style-name="P5"/>
      <text:p text:style-name="P7">GitHub - </text:p>
      <text:p text:style-name="P7"><text:tab/>git – robi backupy projectky na ktore vies roll backnut</text:p>
      <text:p text:style-name="P7"><text:tab/>github – portujes svoj naj lepsi git na github z ktore ho to ide na production server</text:p>
      <text:p text:style-name="P8"><text:tab/>ked commitujes na github projekt backup musi mat meno</text:p>
      <text:p text:style-name="P9">Vercel-</text:p>
      <text:p text:style-name="P9"><text:tab/>Vercel sa pouziva na to aby si prepojil svoje next.js github repo z vercelom ktory ho <text:tab/>automaticky bude uplodovat na web </text:p>
      <text:p text:style-name="P9"/>
      <text:p text:style-name="P5">-- <text:span text:style-name="T5">Cvik poznamky</text:span></text:p>
      <text:p text:style-name="P6">(do not steal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2:56:27.475303061</meta:creation-date>
    <meta:generator>LibreOffice/24.2.5.2$Linux_X86_64 LibreOffice_project/420$Build-2</meta:generator>
    <dc:date>2024-09-26T10:43:59.529979526</dc:date>
    <meta:editing-duration>PT1H32M8S</meta:editing-duration>
    <meta:editing-cycles>14</meta:editing-cycles>
    <meta:document-statistic meta:table-count="0" meta:image-count="0" meta:object-count="0" meta:page-count="1" meta:paragraph-count="33" meta:word-count="203" meta:character-count="1199" meta:non-whitespace-character-count="981"/>
  </office:meta>
</office:document-meta>
</file>